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09in"/>
    </style:style>
    <style:style style:name="Tabla3.C" style:family="table-column">
      <style:table-column-properties style:column-width="0.8806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7" style:family="paragraph" style:parent-style-name="Table_20_Contents"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2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8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24eeb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24eeb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24eeb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 officeooo:paragraph-rsid="0024eeb6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24eeb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24eeb6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b2781d" style:font-weight-asian="normal" style:font-weight-complex="normal"/>
    </style:style>
    <style:style style:name="T6" style:family="text">
      <style:text-properties fo:color="#000000" officeooo:rsid="001b93fa"/>
    </style:style>
    <style:style style:name="T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6pt" fo:font-weight="bold" officeooo:rsid="00b9df0f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normal" officeooo:rsid="00b2781d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4e95"/>
    </style:style>
    <style:style style:name="T12" style:family="text">
      <style:text-properties officeooo:rsid="001735aa"/>
    </style:style>
    <style:style style:name="T13" style:family="text">
      <style:text-properties officeooo:rsid="00193043"/>
    </style:style>
    <style:style style:name="T14" style:family="text">
      <style:text-properties officeooo:rsid="00217b08"/>
    </style:style>
    <style:style style:name="T15" style:family="text">
      <style:text-properties fo:font-weight="normal" officeooo:rsid="00b2781d" style:font-weight-asian="normal" style:font-weight-complex="normal"/>
    </style:style>
    <style:style style:name="T16" style:family="text">
      <style:text-properties fo:font-weight="normal" officeooo:rsid="00b9df0f" style:font-weight-asian="normal" style:font-weight-complex="normal"/>
    </style:style>
    <style:style style:name="T17" style:family="text">
      <style:text-properties fo:font-weight="normal" officeooo:rsid="00b49697" style:font-weight-asian="normal" style:font-weight-complex="normal"/>
    </style:style>
    <style:style style:name="T18" style:family="text">
      <style:text-properties fo:font-weight="normal" officeooo:rsid="00b67d2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14">HEALTH CONDITIONS </text:span></text:p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Patient <text:span text:style-name="T10">:</text:span><text:span text:style-name="T10"><text:placeholder text:placeholder-type="text">&lt;patient.name.lastname&gt;</text:placeholder></text:span><text:span text:style-name="T10">, </text:span><text:span text:style-name="T10"><text:placeholder text:placeholder-type="text">&lt;patient.name.name&gt;</text:placeholder></text:span><text:span text:style-name="T10"> </text:span></text:p>
          </table:table-cell>
          <table:table-cell table:style-name="Tabla1.A2" office:value-type="string">
            <text:p text:style-name="P4"><text:span text:style-name="T6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gender == 'f'"&gt;</text:placeholder></text:p>
            <text:p text:style-name="P11">Female</text:p>
            <text:p text:style-name="P4"><text:placeholder text:placeholder-type="text">&lt;/if&gt;</text:placeholder></text:p>
            <text:p text:style-name="P4"><text:placeholder text:placeholder-type="text">&lt;if test="patient.gender == 'm'"&gt;</text:placeholder></text:p>
            <text:p text:style-name="P11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1">Print Date :</text:span><text:span text:style-name="T1"><text:placeholder text:placeholder-type="text">&lt;format_date(datetime.date.today(), user.language)&gt;</text:placeholder></text:span><text:span text:style-name="T4">, </text:span><text:span text:style-name="T4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25"><text:span text:style-name="T1">Age :</text:span></text:p>
            <text:p text:style-name="P22"><text:span text:style-name="T1"><text:placeholder text:placeholder-type="text">&lt;if test="patient.age.days &gt; 365"&gt;</text:placeholder></text:span></text:p>
            <text:p text:style-name="P26"><text:span text:style-name="T2"><text:placeholder text:placeholder-type="text">&lt;patient.age.days / 365&gt;</text:placeholder></text:span><text:span text:style-name="T2"> </text:span><text:span text:style-name="T3">y</text:span><text:span text:style-name="T5">ears </text:span></text:p>
            <text:p text:style-name="P24"><text:placeholder text:placeholder-type="text">&lt;/if&gt;</text:placeholder></text:p>
            <text:p text:style-name="P22"><text:placeholder text:placeholder-type="text">&lt;if test="patient.age.days &lt; 365 and patient.age.days &gt; 60"&gt;</text:placeholder></text:p>
            <text:p text:style-name="P24"><text:span text:style-name="T15"><text:placeholder text:placeholder-type="text">&lt;patient.age.days / 30&gt;</text:placeholder></text:span><text:span text:style-name="T15"> </text:span><text:span text:style-name="T16">m</text:span><text:span text:style-name="T17">onths </text:span></text:p>
            <text:p text:style-name="P23"><text:placeholder text:placeholder-type="text">&lt;/if&gt;</text:placeholder></text:p>
            <text:p text:style-name="P22"><text:placeholder text:placeholder-type="text">&lt;if test="patient.age.days &lt; 60"&gt;</text:placeholder></text:p>
            <text:p text:style-name="P24"><text:span text:style-name="T15"><text:placeholder text:placeholder-type="text">&lt;patient.age.days&gt;</text:placeholder></text:span><text:span text:style-name="T15"> </text:span><text:span text:style-name="T16">d</text:span><text:span text:style-name="T18">ays </text:span></text:p>
            <text:p text:style-name="P27"><text:span text:style-name="T1"><text:placeholder text:placeholder-type="text">&lt;/if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<text:span text:style-name="T11">Automated</text:span> <text:span text:style-name="T13">report about patient important conditions</text:span></text:p>
            <text:p text:style-name="P18"><text:placeholder text:placeholder-type="text">&lt;for each="line in unicode(patient.critical_summary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a4.B1" office:value-type="string">
            <text:p text:style-name="P19">Annotations about the patient condition<text:span text:style-name="T12">s</text:span> &amp; history</text:p>
            <text:p text:style-name="P2"><text:placeholder text:placeholder-type="text">&lt;for each="line in unicode(patient.critical_info).split('\n')"&gt;</text:placeholder></text:p>
            <text:p text:style-name="P13"><text:placeholder text:placeholder-type="text">&lt;line&gt;</text:placeholder></text:p>
            <text:p text:style-name="P15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8">Disease</text:p>
          </table:table-cell>
          <table:table-cell table:style-name="Tabla2.A1" office:value-type="string">
            <text:p text:style-name="P8">Severity</text:p>
          </table:table-cell>
          <table:table-cell table:style-name="Tabla2.A1" office:value-type="string">
            <text:p text:style-name="P8">Status</text:p>
          </table:table-cell>
          <table:table-cell table:style-name="Tabla2.A1" office:value-type="string">
            <text:p text:style-name="P8">Active</text:p>
          </table:table-cell>
          <table:table-cell table:style-name="Tabla2.A1" office:value-type="string">
            <text:p text:style-name="P8">Infectious</text:p>
          </table:table-cell>
          <table:table-cell table:style-name="Tabla2.A1" office:value-type="string">
            <text:p text:style-name="P8">Diagnosed</text:p>
          </table:table-cell>
          <table:table-cell table:style-name="Tabla2.A1" office:value-type="string">
            <text:p text:style-name="P8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9"><text:placeholder text:placeholder-type="text">&lt;disease.pathology.name or ''&gt;</text:placeholder></text:p>
          </table:table-cell>
          <table:table-cell table:style-name="Tabla3.A1" office:value-type="string">
            <text:p text:style-name="P6"><text:placeholder text:placeholder-type="text">&lt;if test="disease.disease_severity=='1_mi'"&gt;</text:placeholder></text:p>
            <text:p text:style-name="P16">mild</text:p>
            <text:p text:style-name="P17"><text:placeholder text:placeholder-type="text">&lt;/if&gt;</text:placeholder></text:p>
            <text:p text:style-name="P6"><text:placeholder text:placeholder-type="text">&lt;if test="disease.disease_severity=='2_mo'"&gt;</text:placeholder></text:p>
            <text:p text:style-name="P16">moderate</text:p>
            <text:p text:style-name="P17"><text:placeholder text:placeholder-type="text">&lt;/if&gt;</text:placeholder></text:p>
            <text:p text:style-name="P6"><text:placeholder text:placeholder-type="text">&lt;if test="disease.disease_severity=='3_sv'"&gt;</text:placeholder></text:p>
            <text:p text:style-name="P20">severe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status=='c'"&gt;</text:placeholder></text:p>
            <text:p text:style-name="P16">chronic</text:p>
            <text:p text:style-name="P21"><text:placeholder text:placeholder-type="text">&lt;/if&gt;</text:placeholder></text:p>
            <text:p text:style-name="P6"><text:placeholder text:placeholder-type="text">&lt;if test="disease.status=='u'"&gt;</text:placeholder></text:p>
            <text:p text:style-name="P16">unchanged</text:p>
            <text:p text:style-name="P21"><text:placeholder text:placeholder-type="text">&lt;/if&gt;</text:placeholder></text:p>
            <text:p text:style-name="P6"><text:placeholder text:placeholder-type="text">&lt;if test="disease.status=='h'"&gt;</text:placeholder></text:p>
            <text:p text:style-name="P16">healed</text:p>
            <text:p text:style-name="P21"><text:placeholder text:placeholder-type="text">&lt;/if&gt;</text:placeholder></text:p>
            <text:p text:style-name="P6"><text:placeholder text:placeholder-type="text">&lt;if test="disease.status=='w'"&gt;</text:placeholder></text:p>
            <text:p text:style-name="P20">worsening</text:p>
            <text:p text:style-name="P21"><text:placeholder text:placeholder-type="text">&lt;/if&gt;</text:placeholder></text:p>
            <text:p text:style-name="P6"><text:placeholder text:placeholder-type="text">&lt;if test="disease.status=='i'"&gt;</text:placeholder></text:p>
            <text:p text:style-name="P16">improving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active"&gt;</text:placeholder></text:p>
            <text:p text:style-name="P16">*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infectious"&gt;</text:placeholder></text:p>
            <text:p text:style-name="P20">*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_date(disease.diagnosed_date, user.languag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P1"><text:soft-page-break/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3:32:21.258573894</dc:date>
    <meta:editing-duration>P4DT5H41M11S</meta:editing-duration>
    <meta:editing-cycles>88</meta:editing-cycles>
    <meta:generator>LibreOffice/5.0.3.2$Linux_X86_64 LibreOffice_project/00m0$Build-2</meta:generator>
    <meta:document-statistic meta:table-count="4" meta:image-count="0" meta:object-count="0" meta:page-count="2" meta:paragraph-count="74" meta:word-count="147" meta:character-count="1523" meta:non-whitespace-character-count="1445"/>
  </office:meta>
</office:document-meta>
</file>